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2T14:59:17.982000000</meta:creation-date>
    <meta:document-statistic meta:object-count="25"/>
    <meta:generator>Trio_Office/6.2.8.2$Windows_x86 LibreOffice_project/</meta:generator>
  </office:meta>
</office:document-meta>
</file>